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idArray.enlarge( int newRowCou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idArray.get( int column , int row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ridArray.getColum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idArray.GridArray( int columnCount , int row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idArray.getRow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idArray.set( int column , int row , Cell cel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